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COMPUTACION II</text:p>
      <text:p text:style-name="Standard"/>
      <text:p text:style-name="Standard"/>
      <text:p text:style-name="Standard">## TP1</text:p>
      <text:p text:style-name="Standard"/>
      <text:p text:style-name="Standard">Fecha de entrega: 12/05/2020</text:p>
      <text:p text:style-name="Standard"/>
      <text:p text:style-name="Standard"/>
      <text:p text:style-name="Standard">### Problema</text:p>
      <text:p text:style-name="Standard"/>
      <text:p text:style-name="Standard">Realizar una aplicación que abra y lea un archivo de imagen con formato portátil pixmap (ppm) indicado por la opcion "-f archivo".</text:p>
      <text:p text:style-name="Standard"/>
      <text:p text:style-name="Standard">El proceso padre debe lanzar tres procesos hijos para procesar la imagen ( uno por cada color RGB ). Debe ir leyendo la imagen por bloques de n bytes indicadas por la opcion "-n valor", y alimentar una cola de mensaje o el mecanismo de IPC que cra conveniente con ellos.</text:p>
      <text:p text:style-name="Standard"/>
      <text:p text:style-name="Standard">Cada proceso hijo debe procesar los datos que recibe de la cola de mensajes y crear un nuevo archivo, que será un filtro de color rojo, verde o azul, segun corresponda.</text:p>
      <text:p text:style-name="Standard"/>
      <text:p text:style-name="Standard">Adicionalmente existen 3 opciones adicionales -r valor , -g valor y -b valor que escalan la intensidad del color para el filtro que se genera.</text:p>
      <text:p text:style-name="Standard"/>
      <text:p text:style-name="Standard">Cuando el proceso padre termina de leer el archivo, debe cerrarlo, esperar que los hijos terminen de trabajar y mostrar un mensaje si fue exitoso.</text:p>
      <text:p text:style-name="Standard"/>
      <text:p text:style-name="Standard"/>
      <text:p text:style-name="Standard">### Requerimientos</text:p>
      <text:p text:style-name="Standard"/>
      <text:p text:style-name="Standard">* La aplicación debe contener como mínimo 3 funciones.</text:p>
      <text:p text:style-name="Standard">* Debe procesar las opciones con getopt (agregar una opcion de ayuda) o con argparse.</text:p>
      <text:p text:style-name="Standard">* Debe usar el modulo multiprosessing.</text:p>
      <text:p text:style-name="Standard">* Debe manejar los errores.</text:p>
      <text:p text:style-name="Standard"/>
      <text:p text:style-name="Standard"/>
      <text:p text:style-name="Standard">#### Ejemplo modo de uso</text:p>
      <text:p text:style-name="Standard"/>
      <text:p text:style-name="Standard">~~~~~~~~~~~~~~~~~~~</text:p>
      <text:p text:style-name="Standard">$ ./tp1.py -h</text:p>
      <text:p text:style-name="Standard">usage: tp1.py [-h] [-r RED] [-g GREEN] [-b BLUE] -s SIZE -f FILE</text:p>
      <text:p text:style-name="Standard"/>
      <text:p text:style-name="Standard">Tp1 - procesa ppm</text:p>
      <text:p text:style-name="Standard"/>
      <text:p text:style-name="Standard">optional arguments:</text:p>
      <text:p text:style-name="Standard"><text:s text:c="2"/>-h, --help <text:s text:c="11"/>show this help message and exit</text:p>
      <text:p text:style-name="Standard"><text:s text:c="2"/>-r RED, --red RED <text:s text:c="4"/>Escala para rojo</text:p>
      <text:p text:style-name="Standard"><text:s text:c="2"/>-g GREEN, --green GREEN</text:p>
      <text:p text:style-name="Standard"><text:s text:c="24"/>Escala para verde</text:p>
      <text:p text:style-name="Standard"><text:s text:c="2"/>-b BLUE, --blue BLUE <text:s/>Escala para azul</text:p>
      <text:p text:style-name="Standard"><text:s text:c="2"/>-s SIZE, --size SIZE <text:s/>Bloque de lectura</text:p>
      <text:p text:style-name="Standard"><text:s text:c="2"/>-f FILE, --file FILE <text:s/>archivo a procesar</text:p>
      <text:p text:style-name="Standard"/>
      <text:p text:style-name="Standard"><text:soft-page-break/></text:p>
      <text:p text:style-name="Standard">$ ./tp1.py -s 1024 -f dog.ppm -r 2 -g 0 -b 0.5</text:p>
      <text:p text:style-name="Standard"/>
      <text:p text:style-name="Standard">Se generaron correctamente los 3 filtos</text:p>
      <text:p text:style-name="Standard"/>
      <text:p text:style-name="Standard">$ ls *ppm</text:p>
      <text:p text:style-name="Standard">dog.ppm</text:p>
      <text:p text:style-name="Standard">b_dog.ppm</text:p>
      <text:p text:style-name="Standard">g_dog.ppm</text:p>
      <text:p text:style-name="Standard">r_dog.ppm</text:p>
      <text:p text:style-name="Standard"/>
      <text:p text:style-name="Standard">~~~~~~~~~~~~~~~~~~~</text:p>
      <text:p text:style-name="Standard"/>
      <text:p text:style-name="Standard"/>
      <text:p text:style-name="Standard">### Objetivos</text:p>
      <text:p text:style-name="Standard"/>
      <text:p text:style-name="Standard">* Manejo de archivos (apertura, escritura y cierre).</text:p>
      <text:p text:style-name="Standard">* Creación de procesos.</text:p>
      <text:p text:style-name="Standard">* Uso de mecanismos de IPC.</text:p>
      <text:p text:style-name="Standard"/>
      <text:p text:style-name="Standard">### Referencias</text:p>
      <text:p text:style-name="Standard">man ppm</text:p>
      <text:p text:style-name="Standard">http://netpbm.sourceforge.net/doc/ppm.html</text:p>
      <text:p text:style-name="Standard"/>
      <text:p text:style-name="Standard">### Bonus Track</text:p>
      <text:p text:style-name="Standard">El proceso padre debe mostrar al terminar un histograma de los 3 filtros que gener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5:54:51.131532915</meta:creation-date>
    <dc:date>2020-04-30T15:55:42.493362609</dc:date>
    <meta:editing-duration>PT55S</meta:editing-duration>
    <meta:editing-cycles>1</meta:editing-cycles>
    <meta:document-statistic meta:table-count="0" meta:image-count="0" meta:object-count="0" meta:page-count="2" meta:paragraph-count="44" meta:word-count="348" meta:character-count="2005" meta:non-whitespace-character-count="1653"/>
    <meta:generator>LibreOffice/6.0.7.3$Linux_X86_64 LibreOffice_project/00m0$Build-3</meta:generator>
  </office:meta>
</office:document-meta>
</file>